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67.8mm"/>
    </style:style>
    <style:style style:name="co5" style:family="table-column">
      <style:table-column-properties fo:break-before="auto" style:column-width="17.97mm"/>
    </style:style>
    <style:style style:name="co6" style:family="table-column">
      <style:table-column-properties fo:break-before="auto" style:column-width="33.5mm"/>
    </style:style>
    <style:style style:name="co7" style:family="table-column">
      <style:table-column-properties fo:break-before="auto" style:column-width="16.33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32.67mm"/>
    </style:style>
    <style:style style:name="co10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9.72mm" fo:break-before="auto" style:use-optimal-row-height="false"/>
    </style:style>
    <style:style style:name="ro3" style:family="table-row">
      <style:table-row-properties style:row-height="111.64mm" fo:break-before="auto" style:use-optimal-row-height="true"/>
    </style:style>
    <style:style style:name="ro4" style:family="table-row">
      <style:table-row-properties style:row-height="34.38mm" fo:break-before="auto" style:use-optimal-row-height="false"/>
    </style:style>
    <style:style style:name="ro5" style:family="table-row">
      <style:table-row-properties style:row-height="5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border="0.06pt solid #000000"/>
      <style:text-properties fo:color="#8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svg:stroke-width="1.59mm" draw:marker-start-width="4.38mm" draw:marker-end-width="4.38mm" draw:textarea-horizontal-align="center" draw:textarea-vertical-align="middle" fo:padding-top="0.79mm" fo:padding-bottom="0.79mm" fo:padding-left="0.79mm" fo:padding-right="0.79mm"/>
    </style:style>
    <style:style style:name="gr2" style:family="graphic">
      <style:graphic-properties svg:stroke-width="1.59mm" svg:stroke-color="#ff6600" draw:marker-start-width="4.38mm" draw:marker-end-width="4.38mm" draw:textarea-horizontal-align="center" draw:textarea-vertical-align="middle" fo:padding-top="0.79mm" fo:padding-bottom="0.79mm" fo:padding-left="0.79mm" fo:padding-right="0.79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JSON形式仕様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Default" office:value-type="string" calcext:value-type="string">
            <text:p>JSON仕様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★ clientが送信するもの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・ 行動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turn_team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チーム名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配列</text:p>
          </table:table-cell>
          <table:table-cell/>
          <table:table-cell office:value-type="string" calcext:value-type="string">
            <text:p>行動の内容。存在しない場合は</text:p>
          </table:table-cell>
        </table:table-row>
        <table:table-row table:style-name="ro1">
          <table:table-cell office:value-type="string" calcext:value-type="string">
            <text:p><text:s text:c="2"/>unit_id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ユニットのid</text:p>
          </table:table-cell>
        </table:table-row>
        <table:table-row table:style-name="ro1">
          <table:table-cell office:value-type="string" calcext:value-type="string">
            <text:p><text:s text:c="2"/>to</text:p>
          </table:table-cell>
          <table:table-cell office:value-type="string" calcext:value-type="string">
            <text:p>マッ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x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移動先のx座標</text:p>
          </table:table-cell>
        </table:table-row>
        <table:table-row table:style-name="ro1">
          <table:table-cell office:value-type="string" calcext:value-type="string">
            <text:p><text:s text:c="4"/>y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移動先のy座標</text:p>
          </table:table-cell>
        </table:table-row>
        <table:table-row table:style-name="ro1">
          <table:table-cell office:value-type="string" calcext:value-type="string">
            <text:p><text:s text:c="2"/>atk</text:p>
          </table:table-cell>
          <table:table-cell office:value-type="string" calcext:value-type="string">
            <text:p>マッ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x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攻撃先のx座標</text:p>
          </table:table-cell>
        </table:table-row>
        <table:table-row table:style-name="ro1">
          <table:table-cell office:value-type="string" calcext:value-type="string">
            <text:p><text:s text:c="4"/>y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攻撃先のy座標</text:p>
          </table:table-cell>
        </table:table-row>
        <table:table-row table:style-name="ro2">
          <table:table-cell table:style-name="ce3" office:value-type="string" calcext:value-type="string">
            <text:p>{</text:p>
            <text:p>    "turn_team": "A",</text:p>
            <text:p>    "contents": [</text:p>
            <text:p>        {</text:p>
            <text:p>            "unit_id": "A00",</text:p>
            <text:p>            "to": {</text:p>
            <text:p>                "x": 14,</text:p>
            <text:p>                "y": 0</text:p>
            <text:p>            }</text:p>
            <text:p>        }</text:p>
            <text:p>    ]</text:p>
            <text:p>}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★ serverが送信するもの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・ 盤面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数値</text:p>
          </table:table-cell>
          <table:table-cell/>
          <table:table-cell office:value-type="string" calcext:value-type="string">
            <text:p>盤面の幅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数値</text:p>
          </table:table-cell>
          <table:table-cell/>
          <table:table-cell office:value-type="string" calcext:value-type="string">
            <text:p>盤面の高さ</text:p>
          </table:table-cell>
        </table:table-row>
        <table:table-row table:style-name="ro1">
          <table:table-cell office:value-type="string" calcext:value-type="string">
            <text:p>turn_team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次のターンのチーム（次に行動内容を送信すべきチーム）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ターンの回数（例えば、双方が初回の行動を終えた場合は2と数える）</text:p>
          </table:table-cell>
        </table:table-row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配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盤面にあるユニット情報</text:p>
          </table:table-cell>
        </table:table-row>
        <table:table-row table:style-name="ro1">
          <table:table-cell office:value-type="string" calcext:value-type="string">
            <text:p><text:s text:c="2"/>type</text:p>
          </table:table-cell>
          <table:table-cell office:value-type="string" calcext:value-type="string">
            <text:p>文字列</text:p>
          </table:table-cell>
          <table:table-cell/>
          <table:table-cell office:value-type="string" calcext:value-type="string">
            <text:p>コマの種類(“heizu”しか使わない)</text:p>
          </table:table-cell>
        </table:table-row>
        <table:table-row table:style-name="ro1">
          <table:table-cell office:value-type="string" calcext:value-type="string">
            <text:p><text:s text:c="2"/>unit_id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ゲームで使用するユニットでユニークな番号</text:p>
          </table:table-cell>
        </table:table-row>
        <table:table-row table:style-name="ro1">
          <table:table-cell office:value-type="string" calcext:value-type="string">
            <text:p><text:s text:c="2"/>locate</text:p>
          </table:table-cell>
          <table:table-cell office:value-type="string" calcext:value-type="string">
            <text:p>マップ</text:p>
          </table:table-cell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<text:s text:c="4"/>x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ユニットのx座標</text:p>
          </table:table-cell>
        </table:table-row>
        <table:table-row table:style-name="ro1">
          <table:table-cell table:style-name="ce4" office:value-type="string" calcext:value-type="string">
            <text:p><text:s text:c="4"/>y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ユニットのy座標</text:p>
          </table:table-cell>
        </table:table-row>
        <table:table-row table:style-name="ro1">
          <table:table-cell office:value-type="string" calcext:value-type="string">
            <text:p><text:s text:c="2"/>hp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残りのHP</text:p>
          </table:table-cell>
        </table:table-row>
        <table:table-row table:style-name="ro1">
          <table:table-cell office:value-type="string" calcext:value-type="string">
            <text:p><text:s text:c="2"/>team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ユニットが属するチーム名</text:p>
          </table:table-cell>
        </table:table-row>
        <table:table-row table:style-name="ro3">
          <table:table-cell table:style-name="ce5" office:value-type="string" calcext:value-type="string">
            <text:p>{</text:p>
            <text:p>    "width": 20,</text:p>
            <text:p>    "height": 20,</text:p>
            <text:p>    "turn_team": "A",</text:p>
            <text:p>    "count": 2,</text:p>
            <text:p>    "units": [</text:p>
            <text:p>        {</text:p>
            <text:p>            "type": "heizu",</text:p>
            <text:p>            "unit_id": "A00",</text:p>
            <text:p>            "locate": {</text:p>
            <text:p>                "x": 13,</text:p>
            <text:p>                "y": 1</text:p>
            <text:p>            },</text:p>
            <text:p>            "hp": 2,</text:p>
            <text:p>            "team": "A"</text:p>
            <text:p>        },</text:p>
            <text:p>        {</text:p>
            <text:p>            "type": "heizu",</text:p>
            <text:p>            "unit_id": "A01",</text:p>
            <text:p>            "locate": {</text:p>
            <text:p>                "x": 13,</text:p>
            <text:p>                "y": 0</text:p>
            <text:p>            },</text:p>
            <text:p>            "hp": 2,</text:p>
            <text:p>            "team": "A"</text:p>
            <text:p>        }</text:p>
            <text:p>    ]</text:p>
            <text:p>}</text:p>
          </table:table-cell>
          <table:table-cell table:style-name="ce5" table:number-columns-repeated="3"/>
        </table:table-row>
        <table:table-row table:style-name="ro1">
          <table:table-cell table:style-name="ce5" table:number-columns-repeated="4"/>
        </table:table-row>
        <table:table-row table:style-name="ro1">
          <table:table-cell table:style-name="Default" office:value-type="string" calcext:value-type="string">
            <text:p>・ 結果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配列</text:p>
          </table:table-cell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<text:s text:c="2"/>unit_id</text:p>
          </table:table-cell>
          <table:table-cell office:value-type="string" calcext:value-type="string">
            <text:p>数値</text:p>
          </table:table-cell>
          <table:table-cell/>
          <table:table-cell office:value-type="string" calcext:value-type="string">
            <text:p>エラー対象のユニットのid</text:p>
          </table:table-cell>
        </table:table-row>
        <table:table-row table:style-name="ro1">
          <table:table-cell office:value-type="string" calcext:value-type="string">
            <text:p><text:s text:c="2"/>error</text:p>
          </table:table-cell>
          <table:table-cell office:value-type="string" calcext:value-type="string">
            <text:p>文字列</text:p>
          </table:table-cell>
          <table:table-cell/>
          <table:table-cell office:value-type="string" calcext:value-type="string">
            <text:p>エラー内容</text:p>
          </table:table-cell>
        </table:table-row>
        <table:table-row table:style-name="ro4">
          <table:table-cell table:style-name="Default" office:value-type="string" calcext:value-type="string">
            <text:p>{</text:p>
            <text:p>    "result": [</text:p>
            <text:p>        {</text:p>
            <text:p>            "unit_id": "A00",</text:p>
            <text:p>            "error": "指定された場所に移動できません。"</text:p>
            <text:p>        }</text:p>
            <text:p>    ]</text:p>
            <text:p>}</text:p>
          </table:table-cell>
          <table:table-cell table:style-name="ce5" table:number-columns-repeated="3"/>
        </table:table-row>
        <table:table-row table:style-name="ro5">
          <table:table-cell table:style-name="Default"/>
          <table:table-cell table:style-name="ce5" table:number-columns-repeated="3"/>
        </table:table-row>
        <table:table-row table:style-name="ro1">
          <table:table-cell table:style-name="Default" office:value-type="string" calcext:value-type="string">
            <text:p>・ チーム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your_team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チーム名</text:p>
          </table:table-cell>
        </table:table-row>
        <table:table-row table:style-name="ro1">
          <table:table-cell table:style-name="Default" office:value-type="string" calcext:value-type="string">
            <text:p>{"your_team": "A"}</text:p>
          </table:table-cell>
          <table:table-cell table:style-name="Default" table:number-columns-repeated="3"/>
        </table:table-row>
      </table:table>
      <table:table table:name="ゲームフロー" table:style-name="ta1">
        <table:shapes>
          <draw:line draw:z-index="0" draw:style-name="gr1" draw:text-style-name="P1" svg:x1="112.89mm" svg:y1="17.79mm" svg:x2="112.64mm" svg:y2="189.65mm">
            <text:p/>
          </draw:line>
          <draw:line draw:z-index="1" draw:style-name="gr2" draw:text-style-name="P1" svg:x1="44.9mm" svg:y1="17.55mm" svg:x2="44.89mm" svg:y2="189.39mm">
            <text:p/>
          </draw:line>
          <draw:line draw:z-index="2" draw:style-name="gr2" draw:text-style-name="P1" svg:x1="179.81mm" svg:y1="17.8mm" svg:x2="180.95mm" svg:y2="189.12mm">
            <text:p/>
          </draw:line>
        </table:shapes>
        <table:table-column table:style-name="co2" table:number-columns-repeated="2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2" table:default-cell-style-name="Default"/>
        <table:table-row table:style-name="ro1" table:number-rows-repeated="3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 calcext:value-type="string">
            <text:p>クライアント1</text:p>
          </table:table-cell>
          <table:table-cell table:style-name="Default" table:number-columns-repeated="2"/>
          <table:table-cell table:style-name="Default" office:value-type="string" calcext:value-type="string">
            <text:p>サーバ</text:p>
          </table:table-cell>
          <table:table-cell table:style-name="Default" table:number-columns-repeated="2"/>
          <table:table-cell table:style-name="Default" office:value-type="string" calcext:value-type="string">
            <text:p>クライアント2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チーム名（初回のみ）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チーム名(初回のみ)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　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→→→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→→→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←←←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←←←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←←←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→→→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→→→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→→→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←←←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←←←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←←←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→→→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→→→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00/00/00</text:date>, <text:time style:data-style-name="N2" text:time-value="18:52:51.02595752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5:25:37.450962364</meta:creation-date>
    <dc:date>2017-11-15T19:21:32.192882330</dc:date>
    <meta:editing-duration>PT39M54S</meta:editing-duration>
    <meta:editing-cycles>4</meta:editing-cycles>
    <meta:generator>LibreOffice/5.1.6.2$Linux_X86_64 LibreOffice_project/10m0$Build-2</meta:generator>
    <meta:document-statistic meta:table-count="2" meta:cell-count="181" meta:object-count="3"/>
  </office:meta>
</office:document-meta>
</file>